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90000026E51653876B5CE5E63.png" manifest:media-type="image/png"/>
  <manifest:file-entry manifest:full-path="Pictures/100002010000025D00000166D5DF0819D617011C.png" manifest:media-type="image/png"/>
  <manifest:file-entry manifest:full-path="Pictures/10000201000004A8000001EBF7224FC614E36362.png" manifest:media-type="image/png"/>
  <manifest:file-entry manifest:full-path="Pictures/100002010000021F000002725ABAE460478B8307.png" manifest:media-type="image/png"/>
  <manifest:file-entry manifest:full-path="Pictures/10000201000004A0000001D2F1AE66F640E297A6.png" manifest:media-type="image/png"/>
  <manifest:file-entry manifest:full-path="Pictures/100002010000047F0000024A27460A42D4932361.png" manifest:media-type="image/png"/>
  <manifest:file-entry manifest:full-path="Pictures/10000201000003F3000001DDDBFAA22C9491B2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c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cc0000" draw:marker-end="Arrowheads_20_1" draw:marker-end-width="0.3cm" draw:fill="none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748cm" svg:height="12.62cm" svg:x="0.634cm" svg:y="1.18cm">
          <draw:image xlink:href="Pictures/10000201000003F3000001DDDBFAA22C9491B2A3.png" xlink:type="simple" xlink:show="embed" xlink:actuate="onLoad" draw:mime-type="image/png">
            <text:p/>
          </draw:image>
        </draw:frame>
        <draw:line draw:style-name="gr2" draw:text-style-name="P1" draw:layer="layout" svg:x1="17.145cm" svg:y1="2.54cm" svg:x2="19.789cm" svg:y2="2.254cm">
          <text:p/>
        </draw:line>
        <draw:line draw:style-name="gr2" draw:text-style-name="P2" draw:layer="layout" svg:x1="9.398cm" svg:y1="13.8cm" svg:x2="8.636cm" svg:y2="10.97cm">
          <text:p/>
        </draw:line>
        <draw:frame draw:style-name="gr3" draw:text-style-name="P3" draw:layer="layout" svg:width="3.004cm" svg:height="0.962cm" svg:x="8.636cm" svg:y="13.8cm">
          <draw:text-box>
            <text:p><text:span text:style-name="T1">1. Check</text:span></text:p>
          </draw:text-box>
        </draw:frame>
        <draw:frame draw:style-name="gr4" draw:text-style-name="P3" draw:layer="layout" svg:width="2.97cm" svg:height="0.962cm" svg:x="14.478cm" svg:y="2.366cm">
          <draw:text-box>
            <text:p><text:span text:style-name="T1">2. Select</text:span></text:p>
          </draw:text-box>
        </draw:frame>
        <draw:custom-shape draw:style-name="gr5" draw:text-style-name="P4" draw:layer="layout" svg:width="2.032cm" svg:height="1.27cm" svg:x="5.08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4" draw:layer="layout" svg:width="19.704cm" svg:height="10.031cm" svg:x="3.099cm" svg:y="3.972cm">
          <draw:image xlink:href="Pictures/100002010000047F0000024A27460A42D49323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4" draw:layer="layout" svg:width="27.999cm" svg:height="11.019cm" svg:x="0.049cm" svg:y="2.381cm">
          <draw:image xlink:href="Pictures/10000201000004A0000001D2F1AE66F640E297A6.png" xlink:type="simple" xlink:show="embed" xlink:actuate="onLoad" draw:mime-type="image/png">
            <text:p/>
          </draw:image>
        </draw:frame>
        <draw:custom-shape draw:style-name="gr5" draw:text-style-name="P4" draw:layer="layout" svg:width="2.032cm" svg:height="1.27cm" svg:x="7.681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4" draw:layer="layout" svg:width="19.282cm" svg:height="7.942cm" svg:x="4.445cm" svg:y="2.54cm">
          <draw:image xlink:href="Pictures/10000201000004A8000001EBF7224FC614E36362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4" draw:layer="layout" svg:width="16.006cm" svg:height="9.471cm" svg:x="6.046cm" svg:y="3.155cm">
          <draw:image xlink:href="Pictures/100002010000025D00000166D5DF0819D617011C.png" xlink:type="simple" xlink:show="embed" xlink:actuate="onLoad" draw:mime-type="image/png">
            <text:p/>
          </draw:image>
        </draw:frame>
        <draw:line draw:style-name="gr8" draw:text-style-name="P1" draw:layer="layout" svg:x1="15.24cm" svg:y1="8.89cm" svg:x2="17.884cm" svg:y2="8.89cm">
          <text:p text:style-name="P4"/>
        </draw:line>
        <draw:line draw:style-name="gr8" draw:text-style-name="P1" draw:layer="layout" svg:x1="7.602cm" svg:y1="8.89cm" svg:x2="6.985cm" svg:y2="10.16cm">
          <text:p/>
        </draw:line>
        <presentation:notes draw:style-name="dp1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4" draw:layer="layout" svg:width="10.16cm" svg:height="11.714cm" svg:x="3.175cm" svg:y="0.735cm">
          <draw:image xlink:href="Pictures/100002010000021F000002725ABAE460478B8307.png" xlink:type="simple" xlink:show="embed" xlink:actuate="onLoad" draw:mime-type="image/png">
            <text:p/>
          </draw:image>
        </draw:frame>
        <draw:frame draw:style-name="gr7" draw:text-style-name="P4" draw:layer="layout" svg:width="10.051cm" svg:height="11.306cm" svg:x="14.079cm" svg:y="0.635cm">
          <draw:image xlink:href="Pictures/10000201000002290000026E51653876B5CE5E63.png" xlink:type="simple" xlink:show="embed" xlink:actuate="onLoad" draw:mime-type="image/png">
            <text:p/>
          </draw:image>
        </draw:frame>
        <draw:frame draw:style-name="gr4" draw:text-style-name="P3" draw:layer="layout" svg:width="6.031cm" svg:height="0.962cm" svg:x="4.764cm" svg:y="9.525cm">
          <draw:text-box>
            <text:p><text:span text:style-name="T1">B</text:span><text:span text:style-name="T1">e</text:span><text:span text:style-name="T1">f</text:span><text:span text:style-name="T1">o</text:span><text:span text:style-name="T1">r</text:span><text:span text:style-name="T1">e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3" draw:layer="layout" svg:width="5.506cm" svg:height="0.962cm" svg:x="16.365cm" svg:y="9.525cm">
          <draw:text-box>
            <text:p><text:span text:style-name="T1">After file selection</text:span></text:p>
          </draw:text-box>
        </draw:frame>
        <presentation:notes draw:style-name="dp1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presentation:notes draw:style-name="dp1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0000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07:58:32.824425568</meta:creation-date>
    <dc:date>2021-03-14T09:11:20.235326897</dc:date>
    <meta:editing-duration>PT52M7S</meta:editing-duration>
    <meta:editing-cycles>3</meta:editing-cycles>
    <meta:generator>LibreOffice/7.0.4.2$Linux_X86_64 LibreOffice_project/00$Build-2</meta:generator>
    <meta:document-statistic meta:object-count="54"/>
  </office:meta>
</office:document-meta>
</file>